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0b5261" officeooo:paragraph-rsid="000b5261"/>
    </style:style>
    <style:style style:name="P2" style:family="paragraph" style:parent-style-name="Standard">
      <style:text-properties officeooo:rsid="000a60ce" officeooo:paragraph-rsid="000a60ce"/>
    </style:style>
    <style:style style:name="P3" style:family="paragraph" style:parent-style-name="Standard">
      <style:paragraph-properties fo:text-align="start" style:justify-single-word="false"/>
      <style:text-properties officeooo:rsid="000a60ce" officeooo:paragraph-rsid="000a60ce"/>
    </style:style>
    <style:style style:name="P4" style:family="paragraph" style:parent-style-name="Standard">
      <style:paragraph-properties fo:text-align="center" style:justify-single-word="false"/>
      <style:text-properties officeooo:rsid="0018e262" officeooo:paragraph-rsid="0018e262"/>
    </style:style>
    <style:style style:name="P5" style:family="paragraph" style:parent-style-name="Standard">
      <style:text-properties officeooo:rsid="0018e262" officeooo:paragraph-rsid="0018e262"/>
    </style:style>
    <style:style style:name="P6" style:family="paragraph" style:parent-style-name="Standard">
      <style:text-properties fo:font-size="16pt" fo:font-weight="bold" officeooo:rsid="00133cf6" officeooo:paragraph-rsid="00133cf6" style:font-size-asian="16pt" style:font-weight-asian="bold" style:font-size-complex="16pt" style:font-weight-complex="bold"/>
    </style:style>
    <style:style style:name="P7" style:family="paragraph" style:parent-style-name="Standard">
      <style:text-properties fo:font-style="italic" officeooo:rsid="0018e262" officeooo:paragraph-rsid="0018e262" style:font-style-asian="italic" style:font-style-complex="italic"/>
    </style:style>
    <style:style style:name="P8" style:family="paragraph" style:parent-style-name="Standard">
      <style:text-properties fo:font-style="normal" officeooo:rsid="00133cf6" officeooo:paragraph-rsid="00133cf6" style:font-style-asian="normal" style:font-style-complex="normal"/>
    </style:style>
    <style:style style:name="P9" style:family="paragraph" style:parent-style-name="Standard">
      <style:paragraph-properties fo:line-height="150%"/>
      <style:text-properties officeooo:rsid="00133cf6" officeooo:paragraph-rsid="00133cf6"/>
    </style:style>
    <style:style style:name="T1" style:family="text">
      <style:text-properties fo:font-style="italic" style:font-style-asian="italic" style:font-style-complex="italic"/>
    </style:style>
    <style:style style:name="T2" style:family="text">
      <style:text-properties fo:font-style="italic" officeooo:rsid="001ad3c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41ac0" style:font-style-asian="normal" style:font-style-complex="normal"/>
    </style:style>
    <style:style style:name="T5" style:family="text">
      <style:text-properties fo:font-style="normal" officeooo:rsid="0018e262" style:font-style-asian="normal" style:font-style-complex="normal"/>
    </style:style>
    <style:style style:name="T6" style:family="text">
      <style:text-properties fo:font-style="normal" officeooo:rsid="0019fc81" style:font-style-asian="normal" style:font-style-complex="normal"/>
    </style:style>
    <style:style style:name="T7" style:family="text">
      <style:text-properties fo:font-style="normal" officeooo:rsid="001ad3c4" style:font-style-asian="normal" style:font-style-complex="normal"/>
    </style:style>
    <style:style style:name="T8" style:family="text">
      <style:text-properties fo:font-style="normal" officeooo:rsid="001be9fc" style:font-style-asian="normal" style:font-style-complex="normal"/>
    </style:style>
    <style:style style:name="T9" style:family="text">
      <style:text-properties fo:font-style="normal" officeooo:rsid="0024ebd9" style:font-style-asian="normal" style:font-style-complex="normal"/>
    </style:style>
    <style:style style:name="T10" style:family="text">
      <style:text-properties officeooo:rsid="001ad3c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Abstract Rough Draft</text:p>
      <text:p text:style-name="P2"/>
      <text:p text:style-name="P6">Measurement of the Emanation of Radon-222 from Cathode High Voltage Tubing for the LZ Dark Matter Experiment</text:p>
      <text:p text:style-name="P2"/>
      <text:p text:style-name="P7">H. Ryott Glayzer, Physics</text:p>
      <text:p text:style-name="P7">Dr. R. W. Schnee, Physics</text:p>
      <text:p text:style-name="P5"/>
      <text:p text:style-name="P9">Most commonly known as a fuel source in the animated sitcom<text:span text:style-name="T10">s</text:span><text:span text:style-name="T2"> Futurama</text:span><text:span text:style-name="T7"> and</text:span><text:span text:style-name="T1"> Rick And Morty</text:span><text:span text:style-name="T3">, Dark Matter is hypothesized to make up approximately 85% of the mass of the Universe. Even so, humans have never observed it. That is the purpose of the LZ Experiment. However, beta decays in </text:span><text:span text:style-name="T8">the</text:span><text:span text:style-name="T3"> radioactive decay chain of Rn-222, a noble gas found in trace quantities in almost every material, can mimic the signal that LZ is looking </text:span><text:span text:style-name="T9">for </text:span><text:span text:style-name="T4">to detect dark matter. In order to mitigate the likelihood of false signals, all materials used in the construction of the LZ experiment must not exceed a cumulative radiation level of approximately 46 mBq. </text:span><text:span text:style-name="T5">Since Radon is a noble gas, it can diffuse out of materials over time. The Radon Emanation System at SD Mines measures the amount of Radon that emanates from materials over a standard amount of time. That data is then used to build a background profile for the LZ experiment. The Cathode High Voltage Tubing was emanated in the Radon Emanation System at SD Mines and the data collected from that emanation concluded that the emanation rate of the tubing is a negligible fraction of the </text:span><text:span text:style-name="T6">total allowed radioactive activity at the LZ experiment.</text:span></text:p>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b5261" officeooo:paragraph-rsid="000b52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search Symposium</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4T13:13:28.677881681</meta:creation-date>
    <dc:date>2023-02-16T19:46:44.684925855</dc:date>
    <meta:editing-duration>PT4H42M</meta:editing-duration>
    <meta:editing-cycles>10</meta:editing-cycles>
    <meta:generator>LibreOffice/6.4.7.2$Linux_X86_64 LibreOffice_project/40$Build-2</meta:generator>
    <meta:document-statistic meta:table-count="0" meta:image-count="0" meta:object-count="0" meta:page-count="1" meta:paragraph-count="6" meta:word-count="235" meta:character-count="1374" meta:non-whitespace-character-count="1145"/>
  </office:meta>
</office:document-meta>
</file>